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1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12" style:family="paragraph" style:parent-style-name="Table_20_Contents">
      <style:paragraph-properties fo:text-align="center" style:justify-single-word="false"/>
      <style:text-properties style:font-name="Lato Medium"/>
    </style:style>
    <style:style style:name="P13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officeooo:rsid="0002c21f"/>
    </style:style>
    <style:style style:name="T5" style:family="text">
      <style:text-properties officeooo:rsid="000c7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2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</text:p>
          </table:table-cell>
        </table:table-row>
        <table:table-row table:style-name="Table1.3">
          <table:table-cell table:style-name="Table1.A2" office:value-type="string">
            <text:p text:style-name="P14">Night Rider</text:p>
            <text:p text:style-name="P14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5">Lounge Electr<text:span text:style-name="T1">o </text:span>/ Downbeat<text:span text:style-name="T1"> House</text:span></text:p>
            <text:p text:style-name="P15">Chillout Lounge</text:p>
          </table:table-cell>
        </table:table-row>
        <table:table-row table:style-name="Table1.3">
          <table:table-cell table:style-name="Table1.A2" office:value-type="string">
            <text:p text:style-name="P14">Deep House 2020 <text:span text:style-name="T1">Hits</text:span></text:p>
            <text:p text:style-name="P14">Truely Deeply Hous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4">Lounge - Soft House</text:p>
            <text:p text:style-name="P14">Kaffeehausmusik</text:p>
          </table:table-cell>
        </table:table-row>
        <table:table-row table:style-name="Table1.3">
          <table:table-cell table:style-name="Table1.A2" office:value-type="string">
            <text:p text:style-name="P14">Dance Party</text:p>
            <text:p text:style-name="P14">Club Beats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4">Acustic Covers</text:p>
            <text:p text:style-name="P14">Chillout Piano</text:p>
          </table:table-cell>
        </table:table-row>
        <table:table-row table:style-name="Table1.3">
          <table:table-cell table:style-name="Table1.A2" office:value-type="string">
            <text:p text:style-name="P15">Happy Hardcore</text:p>
            <text:p text:style-name="P15">Synthwave / Retrowave</text:p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12"/>
          </table:table-cell>
          <table:table-cell table:style-name="Table1.B1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4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4">H</text:span></text:p>
          </table:table-cell>
        </table:table-row>
        <table:table-row table:style-name="Table2.2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6">Country Nights</text:p>
            <text:p text:style-name="P16">Country kind of Love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Johnny Cash</text:p>
            <text:p text:style-name="P15">Andreas Gabalier</text:p>
          </table:table-cell>
        </table:table-row>
        <table:table-row table:style-name="Table2.3">
          <table:table-cell table:style-name="Table2.A2" office:value-type="string">
            <text:p text:style-name="P16">Country Coffehouse</text:p>
            <text:p text:style-name="P16">Country Gal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6">Seeed</text:p>
            <text:p text:style-name="P16">Runrig</text:p>
          </table:table-cell>
        </table:table-row>
        <table:table-row table:style-name="Table2.3">
          <table:table-cell table:style-name="Table2.A2" office:value-type="string">
            <text:p text:style-name="P16">Tailgate Party</text:p>
            <text:p text:style-name="P16">New Boot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6">Pur</text:p>
            <text:p text:style-name="P16">Sarah Connor</text:p>
          </table:table-cell>
        </table:table-row>
        <table:table-row table:style-name="Table2.3">
          <table:table-cell table:style-name="Table2.A2" office:value-type="string">
            <text:p text:style-name="P16">Texas Music</text:p>
            <text:p text:style-name="P17">Country Truckin'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Lionel Richie</text:p>
            <text:p text:style-name="P15">Tim Bendzko</text:p>
          </table:table-cell>
        </table:table-row>
        <table:table-row table:style-name="Table2.3">
          <table:table-cell table:style-name="Table2.A2" office:value-type="string">
            <text:p text:style-name="P16">Irisch / Gälisch / Keltisch</text:p>
            <text:p text:style-name="P17">Ir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6">Lena</text:p>
            <text:p text:style-name="P16">Max Herre</text:p>
          </table:table-cell>
        </table:table-row>
        <table:table-row table:style-name="Table2.3">
          <table:table-cell table:style-name="Table2.A2" office:value-type="string">
            <text:p text:style-name="P16">Irish Folk Ballads</text:p>
            <text:p text:style-name="P18">Irish Pub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Limp Bizkit</text:p>
            <text:p text:style-name="P15">Linkin Park</text:p>
          </table:table-cell>
        </table:table-row>
        <table:table-row table:style-name="Table2.3">
          <table:table-cell table:style-name="Table2.A2" office:value-type="string">
            <text:p text:style-name="P16">Irish Pub Jukebox</text:p>
            <text:p text:style-name="P16">Scottish Folk Songs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6">Amy Macdonald</text:p>
            <text:p text:style-name="P16">Brad Paisley</text:p>
          </table:table-cell>
        </table:table-row>
        <table:table-row table:style-name="Table2.3">
          <table:table-cell table:style-name="Table2.A2" office:value-type="string">
            <text:p text:style-name="P16">Scottish Accordion Dance Music</text:p>
            <text:p text:style-name="P16">BBC Scottish Sym<text:span text:style-name="T5">ph</text:span>ony Orchestra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6">Schandmaul</text:p>
            <text:p text:style-name="P16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4">M</text:span></text:p>
          </table:table-cell>
        </table:table-row>
        <table:table-row table:style-name="Table5.2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/>
          </table:table-cell>
        </table:table-row>
        <table:table-row table:style-name="Table5.3">
          <table:table-cell table:style-name="Table5.A2" office:value-type="string">
            <text:p text:style-name="P19">Jack Johnson</text:p>
            <text:p text:style-name="P19">Norah Jone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6">Phil Collins</text:p>
            <text:p text:style-name="P16">R.E.M.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6">Scorpions</text:p>
            <text:p text:style-name="P16">Status Quo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7">Sting</text:p>
            <text:p text:style-name="P17">Dire Strait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9">All Out 40s</text:p>
            <text:p text:style-name="P19">All Out 5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20"><text:span text:style-name="T2">All Out </text:span><text:span text:style-name="T3">6</text:span><text:span text:style-name="T2">0s</text:span></text:p>
            <text:p text:style-name="P20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20"><text:span text:style-name="T2">All Out </text:span><text:span text:style-name="T3">8</text:span><text:span text:style-name="T2">0s</text:span></text:p>
            <text:p text:style-name="P20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  <table:table-row table:style-name="Table5.3">
          <table:table-cell table:style-name="Table5.A2" office:value-type="string">
            <text:p text:style-name="P17">All Out 00s</text:p>
            <text:p text:style-name="P17">All Out 10s</text:p>
          </table:table-cell>
          <table:table-cell table:style-name="Table5.B1" office:value-type="string">
            <text:p text:style-name="P10"/>
          </table:table-cell>
          <table:table-cell table:style-name="Table5.A2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7">HR Info-Radio</text:p>
            <text:p text:style-name="P17">SWR3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7">SWR1</text:p>
            <text:p text:style-name="P17">YouFM</text:p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7">Rockland-Radio</text:p>
            <text:p text:style-name="P17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7">Tagesthemen</text:p>
            <text:p text:style-name="P17">Tagesschau</text:p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  <table:table-row table:style-name="Table3.3">
          <table:table-cell table:style-name="Table3.A2" office:value-type="string">
            <text:p text:style-name="P10"/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A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13T22:36:40.434665418</dc:date>
    <meta:editing-duration>PT1H28M6S</meta:editing-duration>
    <meta:editing-cycles>12</meta:editing-cycles>
    <meta:generator>LibreOffice/6.3.4.2$Linux_X86_64 LibreOffice_project/30$Build-2</meta:generator>
    <meta:document-statistic meta:table-count="4" meta:image-count="0" meta:object-count="0" meta:page-count="4" meta:paragraph-count="83" meta:word-count="178" meta:character-count="1025" meta:non-whitespace-character-count="930"/>
  </office:meta>
</office:document-meta>
</file>